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6pt" style:text-underline-style="solid" style:text-underline-width="auto" style:text-underline-color="font-color" fo:font-weight="bold" style:font-size-asian="6pt" style:font-weight-asian="bold" style:font-size-complex="6pt" style:font-weight-complex="bold"/>
    </style:style>
    <style:style style:name="P2" style:family="paragraph" style:parent-style-name="Standard">
      <style:paragraph-properties fo:text-align="justify" style:justify-single-word="false"/>
      <style:text-properties style:font-name="Arial" fo:font-size="6pt" style:font-size-asian="6pt" style:font-size-complex="6pt"/>
    </style:style>
    <style:style style:name="P3" style:family="paragraph" style:parent-style-name="Standard" style:list-style-name="L1">
      <style:paragraph-properties fo:text-align="justify" style:justify-single-word="false"/>
      <style:text-properties style:font-name="Arial" fo:font-size="6pt" style:font-size-asian="6pt" style:font-size-complex="6pt"/>
    </style:style>
    <style:style style:name="P4" style:family="paragraph" style:parent-style-name="Standard" style:list-style-name="L1">
      <style:paragraph-properties fo:text-align="justify" style:justify-single-word="false"/>
      <style:text-properties style:font-name="Arial" fo:font-size="6pt" style:font-size-asian="6pt" style:font-size-complex="6pt"/>
    </style:style>
    <style:style style:name="P5" style:family="paragraph" style:parent-style-name="Standard" style:list-style-name="L1">
      <style:paragraph-properties fo:text-align="justify" style:justify-single-word="false"/>
      <style:text-properties style:font-name="Arial" fo:font-size="6pt" style:font-size-asian="6pt" style:font-size-complex="6pt"/>
    </style:style>
    <style:style style:name="P6" style:family="paragraph" style:parent-style-name="Standard" style:list-style-name="L1">
      <style:paragraph-properties fo:text-align="justify" style:justify-single-word="false"/>
      <style:text-properties style:font-name="Arial" fo:font-size="6pt" style:font-size-asian="6pt" style:font-size-complex="6pt"/>
    </style:style>
    <style:style style:name="P7" style:family="paragraph" style:parent-style-name="Standard" style:list-style-name="L2">
      <style:paragraph-properties fo:text-align="justify" style:justify-single-word="false"/>
      <style:text-properties style:font-name="Arial" fo:font-size="6pt" style:font-size-asian="6pt" style:font-size-complex="6pt"/>
    </style:style>
    <style:style style:name="P8" style:family="paragraph" style:parent-style-name="Standard" style:list-style-name="L2">
      <style:paragraph-properties fo:text-align="justify" style:justify-single-word="false"/>
      <style:text-properties style:font-name="Arial" fo:font-size="6pt" style:font-size-asian="6pt" style:font-size-complex="6pt"/>
    </style:style>
    <style:style style:name="P9" style:family="paragraph" style:parent-style-name="Standard" style:list-style-name="L2">
      <style:paragraph-properties fo:text-align="justify" style:justify-single-word="false"/>
      <style:text-properties style:font-name="Arial" fo:font-size="6pt" style:font-size-asian="6pt" style:font-size-complex="6pt"/>
    </style:style>
    <style:style style:name="P10" style:family="paragraph" style:parent-style-name="Standard">
      <style:paragraph-properties fo:text-align="justify" style:justify-single-word="false"/>
      <style:text-properties style:font-name="Arial" fo:font-size="6pt" fo:font-weight="bold" style:font-size-asian="6pt" style:font-weight-asian="bold" style:font-size-complex="6pt" style:font-weight-complex="bold"/>
    </style:style>
    <style:style style:name="P11" style:family="paragraph" style:parent-style-name="Standard">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2" style:family="paragraph" style:parent-style-name="Standard" style:list-style-name="L2">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3" style:family="paragraph" style:parent-style-name="Standard" style:list-style-name="L5">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4" style:family="paragraph" style:parent-style-name="Standard" style:list-style-name="L5">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5" style:family="paragraph" style:parent-style-name="Standard" style:list-style-name="L5">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6" style:family="paragraph" style:parent-style-name="Standard" style:list-style-name="L5">
      <style:paragraph-properties fo:text-align="justify" style:justify-single-word="false"/>
      <style:text-properties style:font-name="Arial" fo:font-size="6pt" fo:font-weight="normal" style:font-size-asian="6pt" style:font-weight-asian="normal" style:font-size-complex="6pt" style:font-weight-complex="normal"/>
    </style:style>
    <style:style style:name="P17" style:family="paragraph" style:parent-style-name="Standard">
      <style:paragraph-properties fo:text-align="justify" style:justify-single-word="false"/>
      <style:text-properties style:font-name="Arial" fo:font-size="6pt" style:text-underline-style="none" fo:font-weight="normal" style:font-size-asian="6pt" style:font-weight-asian="normal" style:font-size-complex="6pt" style:font-weight-complex="normal"/>
    </style:style>
    <style:style style:name="P18" style:family="paragraph" style:parent-style-name="Standard" style:list-style-name="L3">
      <style:paragraph-properties fo:text-align="justify" style:justify-single-word="false"/>
      <style:text-properties style:font-name="Arial" fo:font-size="6pt" style:text-underline-style="none" fo:font-weight="normal" style:font-size-asian="6pt" style:font-weight-asian="normal" style:font-size-complex="6pt" style:font-weight-complex="normal"/>
    </style:style>
    <style:style style:name="P19" style:family="paragraph" style:parent-style-name="Standard" style:list-style-name="L3">
      <style:paragraph-properties fo:text-align="justify" style:justify-single-word="false"/>
      <style:text-properties style:font-name="Arial" fo:font-size="6pt" style:text-underline-style="none" fo:font-weight="normal" style:font-size-asian="6pt" style:font-weight-asian="normal" style:font-size-complex="6pt" style:font-weight-complex="normal"/>
    </style:style>
    <style:style style:name="P20" style:family="paragraph" style:parent-style-name="Standard" style:list-style-name="L3">
      <style:paragraph-properties fo:text-align="justify" style:justify-single-word="false"/>
      <style:text-properties style:font-name="Arial" fo:font-size="6pt" style:text-underline-style="none" fo:font-weight="normal" style:font-size-asian="6pt" style:font-weight-asian="normal" style:font-size-complex="6pt" style:font-weight-complex="normal"/>
    </style:style>
    <style:style style:name="P21" style:family="paragraph" style:parent-style-name="Standard" style:list-style-name="L3">
      <style:paragraph-properties fo:text-align="justify" style:justify-single-word="false"/>
      <style:text-properties style:font-name="Arial" fo:font-size="6pt" style:text-underline-style="none" fo:font-weight="normal" style:font-size-asian="6pt" style:font-weight-asian="normal" style:font-size-complex="6pt" style:font-weight-complex="normal"/>
    </style:style>
    <style:style style:name="P22" style:family="paragraph" style:parent-style-name="Standard">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3" style:family="paragraph" style:parent-style-name="Standard" style:list-style-name="L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4" style:family="paragraph" style:parent-style-name="Standard" style:list-style-name="L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5" style:family="paragraph" style:parent-style-name="Standard" style:list-style-name="L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6" style:family="paragraph" style:parent-style-name="Standard" style:list-style-name="L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7" style:family="paragraph" style:parent-style-name="Standard" style:list-style-name="L11">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8" style:family="paragraph" style:parent-style-name="Standard" style:list-style-name="L12">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29" style:family="paragraph" style:parent-style-name="Standard" style:list-style-name="L13">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0" style:family="paragraph" style:parent-style-name="Standard" style:list-style-name="L13">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1"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2"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3"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4"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5"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6"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7" style:family="paragraph" style:parent-style-name="Standard" style:list-style-name="L14">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8" style:family="paragraph" style:parent-style-name="Standard" style:list-style-name="L15">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39" style:family="paragraph" style:parent-style-name="Standard" style:list-style-name="L15">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40" style:family="paragraph" style:parent-style-name="Standard" style:list-style-name="L15">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41" style:family="paragraph" style:parent-style-name="Standard" style:list-style-name="L15">
      <style:paragraph-properties fo:text-align="justify" style:justify-single-word="false"/>
      <style:text-properties style:font-name="Arial" fo:font-size="6pt" fo:language="el" fo:country="GR" style:text-underline-style="none" fo:font-weight="normal" style:font-size-asian="6pt" style:font-weight-asian="normal" style:font-size-complex="6pt" style:font-weight-complex="normal"/>
    </style:style>
    <style:style style:name="P42" style:family="paragraph" style:parent-style-name="Standard">
      <style:paragraph-properties fo:text-align="justify" style:justify-single-word="false"/>
      <style:text-properties style:font-name="Arial" fo:font-size="6pt" fo:language="el" fo:country="GR" style:text-underline-style="none" fo:font-weight="bold" style:font-size-asian="6pt" style:font-weight-asian="bold" style:font-size-complex="6pt" style:font-weight-complex="bold"/>
    </style:style>
    <style:style style:name="P43" style:family="paragraph" style:parent-style-name="Standard">
      <style:paragraph-properties fo:text-align="justify" style:justify-single-word="false"/>
      <style:text-properties style:font-name="Arial" fo:font-size="6pt" fo:language="el" fo:country="GR" style:text-underline-style="solid" style:text-underline-width="auto" style:text-underline-color="font-color" fo:font-weight="bold" style:font-size-asian="6pt" style:font-weight-asian="bold" style:font-size-complex="6pt" style:font-weight-complex="bold"/>
    </style:style>
    <style:style style:name="P44" style:family="paragraph" style:parent-style-name="Standard">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45" style:family="paragraph" style:parent-style-name="Standard" style:list-style-name="L6">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46" style:family="paragraph" style:parent-style-name="Standard" style:list-style-name="L6">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47" style:family="paragraph" style:parent-style-name="Standard" style:list-style-name="L6">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48" style:family="paragraph" style:parent-style-name="Standard" style:list-style-name="L6">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49" style:family="paragraph" style:parent-style-name="Standard" style:list-style-name="L7">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0" style:family="paragraph" style:parent-style-name="Standard" style:list-style-name="L7">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1" style:family="paragraph" style:parent-style-name="Standard" style:list-style-name="L7">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2" style:family="paragraph" style:parent-style-name="Standard" style:list-style-name="L7">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3" style:family="paragraph" style:parent-style-name="Standard" style:list-style-name="L8">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4" style:family="paragraph" style:parent-style-name="Standard" style:list-style-name="L8">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5" style:family="paragraph" style:parent-style-name="Standard" style:list-style-name="L8">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6" style:family="paragraph" style:parent-style-name="Standard" style:list-style-name="L9">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7" style:family="paragraph" style:parent-style-name="Standard" style:list-style-name="L9">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8" style:family="paragraph" style:parent-style-name="Standard" style:list-style-name="L9">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59" style:family="paragraph" style:parent-style-name="Standard" style:list-style-name="L10">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60" style:family="paragraph" style:parent-style-name="Standard" style:list-style-name="L10">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61" style:family="paragraph" style:parent-style-name="Standard" style:list-style-name="L10">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62" style:family="paragraph" style:parent-style-name="Standard" style:list-style-name="L10">
      <style:paragraph-properties fo:text-align="justify" style:justify-single-word="false"/>
      <style:text-properties style:font-name="Arial" fo:font-size="6pt" fo:language="el" fo:country="GR" fo:font-weight="normal" style:font-size-asian="6pt" style:font-weight-asian="normal" style:font-size-complex="6pt" style:font-weight-complex="normal"/>
    </style:style>
    <style:style style:name="P63" style:family="paragraph" style:parent-style-name="Standard">
      <style:paragraph-properties fo:text-align="justify" style:justify-single-word="false"/>
      <style:text-properties style:font-name="Arial" fo:font-size="6pt" fo:language="el" fo:country="GR" fo:font-weight="bold" style:font-size-asian="6pt" style:font-weight-asian="bold" style:font-size-complex="6pt" style:font-weight-complex="bold"/>
    </style:style>
    <style:style style:name="P64" style:family="paragraph" style:parent-style-name="Standard">
      <style:paragraph-properties fo:margin-left="0in" fo:margin-right="0in" fo:text-align="justify" style:justify-single-word="false" fo:text-indent="0in" style:auto-text-indent="false"/>
      <style:text-properties style:font-name="Arial" fo:font-size="6pt" fo:language="el" fo:country="GR" fo:font-weight="normal" style:font-size-asian="6pt" style:font-weight-asian="normal" style:font-size-complex="6pt" style:font-weight-complex="normal"/>
    </style:style>
    <style:style style:name="T1" style:family="text">
      <style:text-properties style:text-position="super 58%"/>
    </style:style>
    <style:style style:name="T2" style:family="text">
      <style:text-properties fo:language="el" fo:country="G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LB (translation lookaside buffers)</text:p>
      <text:p text:style-name="P2">Valid, Virtual page, modified, protection, page frame</text:p>
      <text:p text:style-name="P10">Μικρή μονάδα υλικού που χρησιμεύει στην απεικόνιση των εικονικών διευθύνσεων σε φυσικές διευθύνσεις χωρίς να χρησιμοποιείται καθόλου ο πίνακας σελίδων.</text:p>
      <text:p text:style-name="P2"/>
      <text:p text:style-name="P2"/>
      <text:p text:style-name="P1">NRU (not recently used page replacement algorithm)</text:p>
      <text:p text:style-name="P2"/>
      <text:p text:style-name="P2">each page has:</text:p>
      <text:p text:style-name="P2"/>
      <text:p text:style-name="P2">Reference bit (A)</text:p>
      <text:p text:style-name="P2">Modified bit (T)</text:p>
      <text:p text:style-name="P2"/>
      <text:p text:style-name="P2">pages classified:</text:p>
      <text:list text:style-name="L1">
        <text:list-item>
          <text:p text:style-name="P3">a=0, t=0</text:p>
        </text:list-item>
        <text:list-item>
          <text:p text:style-name="P3">a=0, t=1</text:p>
        </text:list-item>
        <text:list-item>
          <text:p text:style-name="P3">a=1, t=0</text:p>
        </text:list-item>
        <text:list-item>
          <text:p text:style-name="P3">a=1, t=1</text:p>
        </text:list-item>
      </text:list>
      <text:p text:style-name="P2"/>
      <text:p text:style-name="P2">from lowest numbered non empty class</text:p>
      <text:p text:style-name="P2"/>
      <text:p text:style-name="P1">FIFO page replacement</text:p>
      <text:p text:style-name="P10"/>
      <text:p text:style-name="P11">linked list of all pages(order by enter date)</text:p>
      <text:p text:style-name="P11">oldest page(at the beginning) replaced</text:p>
      <text:p text:style-name="P11"/>
      <text:p text:style-name="P11">(-)page in memory the longest may be often used</text:p>
      <text:p text:style-name="P11"/>
      <text:p text:style-name="P11"/>
      <text:p text:style-name="P1">Second chance</text:p>
      <text:p text:style-name="P10"/>
      <text:p text:style-name="P11">page loaded 1<text:span text:style-name="T1">st</text:span> --&gt;.....--&gt; most recently loaded page</text:p>
      <text:p text:style-name="P11">Pages sorted in fifo order</text:p>
      <text:p text:style-name="P11">If mistake occurs and K is oldest page</text:p>
      <text:p text:style-name="P10">if A=0 then K is replaced</text:p>
      <text:p text:style-name="P10">if A=1 then K is moved to the end A=0 (A is set to 0)</text:p>
      <text:p text:style-name="P11"/>
      <text:p text:style-name="P1">Clock page replacement</text:p>
      <text:p text:style-name="P10"/>
      <text:p text:style-name="P11">Κυκλική λίστα για σελίδες</text:p>
      <text:p text:style-name="P11">Ένας δείκτης δείχνει την παλιότερη σελίδα.</text:p>
      <text:p text:style-name="P11">Αν συμβεί κάποιο σφάλμα και Α(Κ)=1 τότε Α(Κ)=0 και ο δείκτης δείχνει την επόμενη σελίδα.</text:p>
      <text:p text:style-name="P11"/>
      <text:p text:style-name="P11">Αλλιώς αν Α(Κ)=0 αφαιρείται η σελίδα και ο δείκτης δείχνει την επόμενη.</text:p>
      <text:p text:style-name="P11"/>
      <text:p text:style-name="P1">LRU(Least recently used)</text:p>
      <text:p text:style-name="P1"/>
      <text:p text:style-name="P17">Keep a list sorted by how recently the page is used. (or select page with lowest number of references)</text:p>
      <text:p text:style-name="P17">(sort every memory reference)</text:p>
      <text:p text:style-name="P17"/>
      <text:p text:style-name="P1">NFU (Not frequently used)</text:p>
      <text:p text:style-name="P11"/>
      <text:p text:style-name="P11">Keep number of references, choose the one with lowest number of references</text:p>
      <text:p text:style-name="P11"/>
      <text:p text:style-name="P11"/>
      <text:p text:style-name="P1">Εξηγήστε τους <text:span text:style-name="T2">αλγόριθμους</text:span> FIRST-FIT, BUDDY και BEST-FIT. Που χρησιμοποιούνται; Από τι κατακερματισμό υποφέρουν;</text:p>
      <text:p text:style-name="P11"/>
      <text:p text:style-name="P11">Και οι 3 αλγόριθμοι αφορούν την <text:span text:style-name="T2">κατανομή</text:span> μνήμης που επιτελεί ο διαχειριστής μνήμης. Όταν η μνήμη αυτή είναι <text:span text:style-name="T2">οργανωμένη</text:span> σε <text:span text:style-name="T2">μπλοκ</text:span> συνδεδεμένης λίστας.</text:p>
      <text:p text:style-name="P11"/>
      <text:p text:style-name="P11">Ο FIRST FIT (Πρώτης προσαρμογής) σαρώνει την λίστα και βρίσκει το πρώτο μπλοκ μνήμης που χωρά την διεργασία και χωρίζει το μπλοκ σε δύο κομμάτια. Το δεσμευμένο ίσο με το αιτούμενο μέγεθος και το ελεύθερο (το υπόλοιπο τμήμα). Είναι ο ταχύτερος ως προς την αναζήτηση. </text:p>
      <text:p text:style-name="P11"/>
      <text:p text:style-name="P11">Ο BUDDY διατηρεί λίστα ή λίστες με μπλοκ μνήμης και κατανέμει με συγκεκριμένο τρόπο(πχ την κοντινότερη δύναμη του 2). Αποθηκεύει το επόμενο κοντινότερο ελεύθερο κενό τμήμα και όταν μια διεργασία ζητήσει μνήμη αρχίζει την αναζήτηση από το κενό αυτό.</text:p>
      <text:p text:style-name="P11"/>
      <text:p text:style-name="P11">Ο BEST FIT (βέλτιστης προσαρμογής) διατρέχει <text:span text:style-name="T2">ολόκληρη</text:span> τη μνήμη και επιλέγει το μικρότερο δυνατό μπλοκ που ικανοποιεί την αίτηση της διεργασίας. Τείνει να σπαταλάει περισσότερη μνήμη από τον first fit καθώς δημιουργεί μικρά ελεύθερα μπλοκ (fragments) τα οποία είναι άχρηστα καθώς δεν μπορούν να ικανοποιήσουν παρά ελάχιστες απαιτήσεις μνήμης λόγω μεγέθους. Επίσης είναι χρονοβόρος και ο έλεγχος ολόκληρης της λίστας.</text:p>
      <text:p text:style-name="P11"/>
      <text:p text:style-name="P1">Τι είναι το bit αναφοράς και τροποποίησης; Πως το <text:span text:style-name="T2">προσομοιώνουμε</text:span> αν δεν τα υποστηρίζει το σύστημα μας; τί μας κοστίζει;</text:p>
      <text:p text:style-name="P11"/>
      <text:p text:style-name="P11">Τα bit τροποποίησης και αναφοράς διατηρούν πληροφορίες για τη χρήση της σελίδας. Όταν γράφονται πληροφορίες σε μια σελίδα το υλικό του συστήματος θέτει αυτόματα την τιμή 1 στο bit τροποποίησης. Αυτό λέγεται μερικές φορές και <text:span text:style-name="T3">βρώμικο bit</text:span> καθώς απεικονίζει την κατάσταση της σελίδας. Αν μια σελίδα είναι βρώμικη πρέπει να ξαναγραφεί στο δίσκο.</text:p>
      <text:p text:style-name="P11"/>
      <text:p text:style-name="P11">Το bit αναφοράς παίρνει τιμή 1 <text:span text:style-name="T2">οποτεδήποτε γίνεται μια αναφορά στη συγκεκριμένη σελίδα </text:span><text:s text:c="2"/>είτε για ανάγνωση είτε για εγγραφή. Σκοπός του είναι να βοηθάει στην επιλογή της σελίδας που πρόκειται να διωχθεί μετά από σφάλμα σελίδας.</text:p>
      <text:p text:style-name="P11"/>
      <text:p text:style-name="P11">Bit παρουσίας/απουσίας. Αν το bit είναι 1 η σελίδα είναι έγκυρη και μπορεί να χρησιμοποιηθεί.</text:p>
      <text:p text:style-name="P11"/>
      <text:p text:style-name="P11">Bit προστασίας: Καθορίζει αν επιτρέπεται η ανάγνωση/εγγραφή ή μόνο ανάγνωση κτλ.</text:p>
      <text:p text:style-name="P11"/>
      <text:p text:style-name="P11">Bit Α=1 όταν γίνεται αναφορά στη σελίδα</text:p>
      <text:p text:style-name="P11">Bit T=1 όταν γίνεται τροποποίηση της σελίδας.</text:p>
      <text:p text:style-name="P11"/>
      <text:p text:style-name="P11">Τα bit αυτά ενημερώνονται μετά από κάθε αναφορά στη μνήμη επομένως είναι αρκετά ουσιώδες να ενημερώνονται από το υλικό.</text:p>
      <text:p text:style-name="P11"/>
      <text:p text:style-name="P11">{Αν το υλικό δε διαθέτει αυτά τα bit υπάρχει η δυνατότητα να προσομοιωθούν με τον εξής τρόπο. Όταν μια διεργασία ξεκινά όλες οι καταχωρίσεις στον πίνακα σελίδων της σημειώνονται ότι δε βρίσκονται στην μνήμη. Όταν γίνει αναφορά σε κάποια από τις σελίδες αυτές, θα προκύψει σφάλμα σελίδας. Τότε το ΛΣ θα θέσει Α=1. Αν γίνει εγγραφή θα θέσει και Τ=1. }</text:p>
      <text:p text:style-name="P11"/>
      <text:p text:style-name="P11">(υλοποιώντας τον NRU not recently used)</text:p>
      <text:p text:style-name="P11">Όταν μια διεργασία ξεκινάει τα δύο bit για κάθε σελίδα είναι 0, με εντολή του ΛΣ. Σε περιοδική βάση (σε κάθε διακοπή ρολογιού), τα bit A επαναφέρονται σε 0 για να ξέρουμε σε ποιες σελίδες έγινε πρόσφατα αναφορά και σε ποιες όχι. Μετά από σφάλμα σελίδας το ΛΣ ερευνά όλες τις σελίδες και τις κατατάσσει σε τέσσερις κατηγορίες με βάση τις τρέχουσες τιμές Α,Τ.</text:p>
      <text:list text:style-name="L2">
        <text:list-item>
          <text:p text:style-name="P7">a=0, t=0</text:p>
        </text:list-item>
        <text:list-item>
          <text:p text:style-name="P7">a=0, t=1</text:p>
        </text:list-item>
        <text:list-item>
          <text:p text:style-name="P7">a=1, t=0</text:p>
        </text:list-item>
        <text:list-item>
          <text:p text:style-name="P12">a=1, t=1</text:p>
        </text:list-item>
      </text:list>
      <text:p text:style-name="P11"/>
      <text:p text:style-name="P11">Μετά διαλέγει τυχαία μία από τις σελίδες που ανήκουν σε μη κενή κατηγορία με το μικρότερο αριθμό.</text:p>
      <text:p text:style-name="P11"/>
      <text:p text:style-name="P1">Σελιδοποίηση κατάτμηση εναλλαγή (περιγράψτε και συγκρίνετε)</text:p>
      <text:p text:style-name="P11"/>
      <text:p text:style-name="P11">2 τεχνικές διαχείρισης μνήμης: <text:span text:style-name="T3">εναλλαγή + εικονική μνήμη</text:span></text:p>
      <text:p text:style-name="P11"/>
      <text:p text:style-name="P11">(Σελιδοποίηση και κατάτμηση είναι μέθοδοι αντιστοίχησης της φυσικής μνήμης με τη μνήμη που βλέπει ο χρήστης= <text:span text:style-name="T3">Εικονική μνήμη, </text:span>επιτρέπουν την εκτέλεση του προγράμματος ακόμα και αν στην κύρια μνήμη βρίσκεται τμήμα του προγράμματος).</text:p>
      <text:p text:style-name="P11"/>
      <text:p text:style-name="P11"><text:span text:style-name="T3">Σελιδοποίηση(Paging)</text:span>: <text:s/>Την χρησιμοποιούν τα περισσότερα συστήματα εικονικής μνήμης. Είναι η <text:span text:style-name="T3">τεχνική</text:span> του συστήματος εικονική μνήμης που <text:span text:style-name="T3">επιτρέπει την οργάνωση του χώρου εικονικών διευθύνσεων σε μονάδες</text:span> που ονομάζονται <text:span text:style-name="T3">σελίδες</text:span>, και της φυσικής μνήμης σε μονάδες που λέγονται <text:span text:style-name="T3">πλαίσια σελίδας</text:span>.</text:p>
      <text:p text:style-name="P11"/>
      <text:p text:style-name="P64"><text:span text:style-name="T3">Κατάτμηση (Segmentation)</text:span>: <text:s/>Χρησιμοποιείται σε περιπτώσεις που είναι πολύ <text:span text:style-name="T3">καλύτερα να έχουμε δύο ή περισσότερους ξεχωριστούς εικονικούς χώρους διευθύνσεων</text:span>. Π.χ σε ένα μεταγλωττιστή που χρειάζεται να έχει πολλούς πίνακες που κατασκευάζονται καθώς προχωράει η μεταγλώττιση (symbol table, variables, parse tree, stack), και μεγαλώνουν συνεχώς. Επιτρέπει στα προγράμματα και τα δεδομένα να χωρίζονται σε λογικά ανεξάρτητους χώρους διευθύνσεων και υποβοηθούνται η κονοχρησία και η προστασία.</text:p>
      <text:p text:style-name="P11"/>
      <text:p text:style-name="P11"><text:span text:style-name="T3">Εναλλαγή</text:span>: <text:s/>(Swapping) <text:s/>Τεχνική κατά την οποία μεταφέρονται στη μνήμη οι διεργασίες στην ολότητά τους, εκτελούνται για κάποιο διάστημα και ύστερα επανατοποθετούνται στο δίσκο.</text:p>
      <text:p text:style-name="P11">Σελιδοποίηση – Κατάτμηση <text:s/>[2 υλοποιήσεις για Εικονική μνήμη]</text:p>
      <text:p text:style-name="P11"/>
      <text:p text:style-name="P11">1 vs Πολλοί - γραμμικοί χώροι διευθύνσεων</text:p>
      <text:p text:style-name="P11">Όχι vs Ναι – Εύκολος χειρισμός πινάκων μεγάλου μεγέθους</text:p>
      <text:p text:style-name="P11">όχι vs Ναι – Διευκολύνεται η κοινή χρήση διαδικασιών ανάμεσα στους χρήστες.</text:p>
      <text:p text:style-name="P11"/>
      <text:p text:style-name="P1">Διαφορά interrupts – traps</text:p>
      <text:p text:style-name="P1"/>
      <text:p text:style-name="P17">Το trap προκαλείται από το λογισμικό ενώ το το interrupt κατευθείαν από το υλικό. Στο trap γνωρίζουμε ποια διεργασία το προκάλεσε ενώ στο interrupt καλείται ο interrupt handler για να διαπιστώσει ποια διεργασία και γιατί το προκάλεσε.</text:p>
      <text:p text:style-name="P17"/>
      <text:p text:style-name="P1">Αναφέρετε τις 4 συνθήκες αδιεξόδου. Δώστε ένα παράδειγμα όπου ικανοποιούνται</text:p>
      <text:p text:style-name="P17"/>
      <text:list text:style-name="L3">
        <text:list-item>
          <text:p text:style-name="P18">Αμοιβαίου αποκλεισμού</text:p>
        </text:list-item>
        <text:list-item>
          <text:p text:style-name="P18">Δέσμευσης και αναμονής</text:p>
        </text:list-item>
        <text:list-item>
          <text:p text:style-name="P18">Μη <text:span text:style-name="T2">προεκτόπισης</text:span></text:p>
        </text:list-item>
        <text:list-item>
          <text:p text:style-name="P18">Κυκλική αναμονή</text:p>
        </text:list-item>
      </text:list>
      <text:p text:style-name="P17">3 διεργασίες</text:p>
      <text:p text:style-name="P17">2 cdrw 1 printer, Η πρώτη έχει 1ο cd και ζητάει εκτυπωτή, η 2η έχει εκτυπωτή και ζητάει 2ο cd, η τρίτη έχει 2ο cd και ζητάει 1ο cd --&gt; αδιέξοδο γιατί:</text:p>
      <text:p text:style-name="P17"/>
      <text:p text:style-name="P17">1. Κάθε πόρος δεσμευμένος από μία και μόνο διεργασία</text:p>
      <text:p text:style-name="P22">2. Κάθε διεργασία έχει δεσμεύσει ήδη ένα πόρο και αναμένει δεύτερο</text:p>
      <text:p text:style-name="P22">3. Οι πόροι δεν μπορούν να αφαιρεθούν με ασφάλεια</text:p>
      <text:p text:style-name="P22">4. Έχουμε κυκλικό γράφο.</text:p>
      <text:p text:style-name="P22"/>
      <text:p text:style-name="P43">Αμοιβαίος αποκλεισμός</text:p>
      <text:p text:style-name="P22"/>
      <text:p text:style-name="P22">Είναι η μέθοδος με την οποία εξασφαλίζουμε ότι όταν μια διεργασία εισέρχεται στην κρίσιμη περιοχή της και χρησιμοποιεί μια κοινή μεταβλητή ή αρχείο, όλες οι άλλες διεργασίες αποκλείονται από από την εκτέλεση της ίδιας ενέργειας.</text:p>
      <text:p text:style-name="P22"/>
      <text:p text:style-name="P42">Κρίσιμη περιοχή: <text:span text:style-name="T4">Τμήμα ενός προγράμματος όπου γίνεται προσπέλαση κοινής μνήμης.</text:span></text:p>
      <text:p text:style-name="P22"/>
      <text:p text:style-name="P42">Συνθήκες που εξασφαλίζουν τον αμοιβαίο αποκλεισμό<text:span text:style-name="T4">:</text:span></text:p>
      <text:list text:style-name="L4">
        <text:list-item>
          <text:p text:style-name="P23">Δύο διεργασίες δεν βρίσκονται ποτέ στις κρίσιμες περιοχές τους</text:p>
        </text:list-item>
        <text:list-item>
          <text:p text:style-name="P23">Δεν επιτρέπονται υποθέσεις σχετικά με την ταχύτητα και τον αριθμό των CPU</text:p>
        </text:list-item>
        <text:list-item>
          <text:p text:style-name="P23">Διεργασία που δε βρίσκεται στο κρίσιμο τμήμα δεν επιτρέπεται να μπλοκάρει άλλες διαδικασίες</text:p>
        </text:list-item>
        <text:list-item>
          <text:p text:style-name="P23">Δεν επιτρέπεται μια διεργασία να αναμένει επ' αόριστον να μπει στην κρίσιμη περιοχή της.</text:p>
        </text:list-item>
      </text:list>
      <text:p text:style-name="P22"/>
      <text:p text:style-name="P22"/>
      <text:p text:style-name="P1">Συνθήκες Coffman για αδιέξοδο:</text:p>
      <text:p text:style-name="P11"/>
      <text:p text:style-name="P11">Ένα σύνολο διεργασιών βρίσκεται σε αδιέξοδο αν <text:span text:style-name="T3">κάθε διεργασία</text:span> του συνόλου περιμένει ένα συμβάν που <text:span text:style-name="T3">μόνο μια άλλη διεργασία του συνόλου μπορεί να προκαλέσει.</text:span></text:p>
      <text:p text:style-name="P11"/>
      <text:p text:style-name="P11"/>
      <text:list text:style-name="L5">
        <text:list-item>
          <text:p text:style-name="P13"><text:span text:style-name="T3">Συνθήκη αμοιβαίου αποκλεισμού</text:span>: Κάθε πόρος είναι είτε δεσμευμένος από μία ακριβώς διεργασία ή διαθέσιμος.</text:p>
        </text:list-item>
        <text:list-item>
          <text:p text:style-name="P13"><text:span text:style-name="T3">Συνθήκη δέσμευσης και αναμονής</text:span>: Διεργασίες που δεσμεύουν τώρα πόρους που τους εκχωρήθηκαν νωρίτερα μπορούν να δεσμεύσουν και άλλους</text:p>
        </text:list-item>
        <text:list-item>
          <text:p text:style-name="P13"><text:span text:style-name="T3">Συνθήκη μη προεκτόπισης</text:span>: Πόροι που έχουν εκχωρηθεί σε μια διεργασία δε μπορούν να αφαιρεθούν με εξαναγκασμό. Πρέπει η ίδια η διεργασία να τους ελευθερώσει.</text:p>
        </text:list-item>
        <text:list-item>
          <text:p text:style-name="P13"><text:span text:style-name="T3">Συνθήκη κυκλικής αναμονής</text:span>: Υπάρχει κυκλική αλυσίδα μεταξύ δύο ή περισσότερων διεργασιών κάθε μία από τις οποίες περιμένει πόρο που έχει δεσμευτεί από κάποια άλλη.</text:p>
        </text:list-item>
      </text:list>
      <text:p text:style-name="P11"/>
      <text:p text:style-name="P11">Αν μία από αυτές δεν ισχύει είναι αδύνατο να συμβεί αδιέξοδο.</text:p>
      <text:p text:style-name="P11"/>
      <text:p text:style-name="P1">Ασφαλής ανασφαλής κατάσταση</text:p>
      <text:p text:style-name="P10"/>
      <text:p text:style-name="P44">Μια κατάσταση ονομάζεται ασφαλής αν το σύστημα δε βρίσκεται σε αδιέξοδο και υπάρχει συγκεκριμένη σειρά χρονοπρογραμματισμού ώστε κάθε διεργασία να καταφέρει να ολοκληρώσει την εκτέλεση της ακόμα και αν όλες οι διεργασίες ζητήσουν ξαφνικά το μέγιστο αριθμό πόρων που χρειάζονται.</text:p>
      <text:p text:style-name="P44"/>
      <text:p text:style-name="P44">Σε ασφαλή κατάσταση το σύστημα μπορεί να εγγυηθεί ότι θα εκτελεστούν όλες οι διεργασίες με επιτυχία ενώ στην ανασφαλή δεν υπάρχει τέτοια εγγύηση.</text:p>
      <text:p text:style-name="P44"/>
      <text:p text:style-name="P43">Συνθήκες για την απαγόρευση αδιεξόδων:</text:p>
      <text:p text:style-name="P44"/>
      <text:list text:style-name="L6">
        <text:list-item>
          <text:p text:style-name="P45">Αμοιβαίος αποκλεισμός --&gt; Παροχέτευση στα πάντα</text:p>
        </text:list-item>
        <text:list-item>
          <text:p text:style-name="P45">Δέσμευση και αναμονή --&gt; Να ζητούνται όλοι οι πόροι από την αρχή</text:p>
        </text:list-item>
        <text:list-item>
          <text:p text:style-name="P45">Μη προεκτόπιση --&gt; Αφαίρεση των πόρων</text:p>
        </text:list-item>
        <text:list-item>
          <text:p text:style-name="P45">Κυκλική αναμονή --&gt; Αρίθμηση των πόρων</text:p>
        </text:list-item>
      </text:list>
      <text:p text:style-name="P44"/>
      <text:p text:style-name="P44"/>
      <text:p text:style-name="P44"><text:span text:style-name="T3">Wrapper</text:span> :(Χιτώνιο ή Jacket) Ελέγχει για <text:span text:style-name="T3">ασφαλή</text:span> κλίση συστήματος (ο κώδικας αυτός χρησιμοποιείται για να μην έχω μπλοκάρισμα)</text:p>
      <text:p text:style-name="P44"/>
      <text:p text:style-name="P43">Έστω ο εξής τρόπος αποφυγής αδιεξόδου: όλοι οι πόροι αριθμημένοι, οι διεργασίες είναι υποχρεωμένες να ζητούν πόρους με αύξουσα αριθμητική σειρά. Αποδείξτε πως αποφεύγει το αδιέξοδο.</text:p>
      <text:p text:style-name="P44"/>
      <text:p text:style-name="P44">Ζητάμε σειριακά πόρους και ποτέ μικρότερους από τον πρώτο που ζητήσαμε. Δεν ικανοποιούνται η συνθήκες 1 και 4 (δεν έχουμε κύκλο).</text:p>
      <text:p text:style-name="P44"/>
      <text:p text:style-name="P44">Σε κάθε χρονική στιγμή, ένας από τους δεσμευμένους πόρους θα διαθέτει το μεγαλύτερο αριθμό. Η διεργασία που θα διαθέτει αυτό τον πόρο <text:span text:style-name="T3">δε θα ζητήσει ποτέ ένα πόρο με μικρότερο αριθμό άρα δε θα ζητήσει ποτέ ένα ήδη δεσμευμένο πόρο</text:span>. Άρα δεν μπορώ να έχω κυκλική αναμονή.</text:p>
      <text:p text:style-name="P44"/>
      <text:p text:style-name="P43">Γιατί οι υπολογιστές παρέχουν εντολές όπως η TSL αφού υπάρχει η λύση του Peterson;</text:p>
      <text:p text:style-name="P63"/>
      <text:p text:style-name="P22"><text:soft-page-break/>Οι υπολογιστές που σχεδιάζονται με πρόβλεψη για πολλού επεξεργαστές διαθέτουν τέτοιες εντολές. Οι πράξεις της ανάγνωσης και της αποθήκευσης στη λέξη αυτή είναι αδιαίρετες δηλ. Κανείς επεξεργαστής δεν μπορεί να προσπελάσει την λέξη αυτή μέχρι την ολοκλήρωση της εντολής. Όταν η CPU εκτελεί αυτή την εντολή, κλειδώνει το δίαυλο μνήμης ώστε να αποτρέψει την προσπέλαση της της μνήμης από άλλες CPU μέχρι να τελειώσει την εργασία της.</text:p>
      <text:p text:style-name="P44"/>
      <text:p text:style-name="P43">Ποιες μέθοδοι συγχρονισμού χρησιμοποιούν ενεργό αναμονή; Ποιες μέθοδοι συγχρονισμού δεν χρησιμοποιούν ενεργό αναμονή; Αναφέρετε περιπτώσεις που υπερτερεί κάθε μία από τις παραπάνω κατηγορίες. Σχεδιάστε μια μέθοδο συγχρονισμού που συνδυάζει τα πλεονεκτήματα των 2 κατηγοριών.</text:p>
      <text:p text:style-name="P43"/>
      <text:p text:style-name="P22">TSL, Peterson</text:p>
      <text:p text:style-name="P22"/>
      <text:p text:style-name="P22">semaphores, mutex, messages, monitors</text:p>
      <text:p text:style-name="P22"/>
      <text:p text:style-name="P22">Peterson – Απλή λύση εύκολη στην υλοποίηση</text:p>
      <text:p text:style-name="P22">TSL – είναι γρήγορη και εφαρμόζεται σε πολυεπεξεργαστικά συστήματα</text:p>
      <text:p text:style-name="P22"/>
      <text:p text:style-name="P22">Η άλλη κατηγορία δε χρησιμοποιεί ενεργό αναμονή (busy waiting) εξοικονομώντας CPU</text:p>
      <text:p text:style-name="P43"/>
      <text:p text:style-name="P22">Μία από τις μεθόδους της δεύτερης κατηγορίας που να υλοποιείται με τη συνδρομή hardware, ώστε να είναι γρήγορη, εύκολη και δεν χρησιμοποιεί busy wating.</text:p>
      <text:p text:style-name="P43"/>
      <text:p text:style-name="P43">Όταν μια διεργασία χρησιμοποιεί την εντολή TSL δεν ξέρει πόσο θα περιμένει μέχρι να μπει στην κρίσιμη περιοχή. Γιατί;</text:p>
      <text:p text:style-name="P44"/>
      <text:p text:style-name="P44">enter_region:</text:p>
      <text:p text:style-name="P44"><text:tab/>TSL REGISTER, LOCK</text:p>
      <text:p text:style-name="P44"><text:tab/>CMP REGISTER,#0</text:p>
      <text:p text:style-name="P44"><text:tab/>JNE enter_region</text:p>
      <text:p text:style-name="P44"><text:tab/>RET</text:p>
      <text:p text:style-name="P44">leave_region:</text:p>
      <text:p text:style-name="P44"><text:tab/>MOVE LOCK, #0</text:p>
      <text:p text:style-name="P44"><text:tab/>RET</text:p>
      <text:p text:style-name="P44"/>
      <text:p text:style-name="P44">Πριν μπει μια διεργασία στην κρίσιμη περιοχή της καλεί την enter_region η οποία εκτελεί αναμονή με απασχόληση μέχρι να ελευθερωθεί το κλείδωμα (spin lock) και μόλις αποκτά τον έλεγχο του κλειδώματος επιστρέφει. Όπως φαίνεται παραπάνω δεν υπάρχει τρόπος που να εξασφαλίζει ότι θα μείνει στο spin lock για πεπερασμένο χρονικό διάστημα.</text:p>
      <text:p text:style-name="P44"/>
      <text:p text:style-name="P43">Τί είναι threads; Γιατί χρησιμοποιούνται στην κατασκευή servers;</text:p>
      <text:p text:style-name="P44"/>
      <text:p text:style-name="P44">Τα νήματα είναι διαφορετικά από τις διεργασίες με την έννοια ότι ένα νήμα δεν αρκεί για να εκτελεστεί πλήρως ένα ολόκληρο πρόγραμμα. Πρέπει να εκτελείται μέσα σε μία διεργασία, αλλά αποτελεί χωριστή οντότητα και μπορεί να αποδέχεται ξεχωριστό χειρισμό. Χρησιμοποιούνται σε περιπτώσεις που χρειαζόμαστε background processing και σε λειτουργίες I/O. </text:p>
      <text:p text:style-name="P44"/>
      <text:p text:style-name="P44">Στο σερβερ κάποιες λειτουργίες μπορεί να προκαλέσουν μεγάλη καθυστέρηση ή να καταναλώνουν μεγάλο μέρος της CPU, αλλά αυτές οι καθυστερήσεις δεν είναι αποδεκτές από άλλες λειτουργίες. Πρέπει να εξυπηρετηθούν άμεσα.</text:p>
      <text:p text:style-name="P44"/>
      <text:p text:style-name="P44">Η χρήση νέων διεργασιών</text:p>
      <text:list text:style-name="L7">
        <text:list-item>
          <text:p text:style-name="P49">Είναι χρονοβόρα</text:p>
        </text:list-item>
        <text:list-item>
          <text:p text:style-name="P49">Μπορεί να οδηγήσει σε context switch</text:p>
        </text:list-item>
        <text:list-item>
          <text:p text:style-name="P49">σπαταλάει πόρους από την μνήμη</text:p>
        </text:list-item>
        <text:list-item>
          <text:p text:style-name="P49">κόστος επικοινωνίας και συγχρονισμού (χρειάζεται κλήση στον πυρήνα)</text:p>
        </text:list-item>
      </text:list>
      <text:p text:style-name="P44"/>
      <text:p text:style-name="P43">Χρήσεις νημάτων</text:p>
      <text:p text:style-name="P44"/>
      <text:p text:style-name="P44">Σε πολλές εφαρμογές υπάρχουν δραστηριότητες που εκτελούνται παράλληλα. Απλούστερο προγ/κό μοντέλο και παράλληλες οντότητες μοιράζονται χώρο διευθύνσεων και δεδομένων.</text:p>
      <text:p text:style-name="P44"/>
      <text:p text:style-name="P44">Δεν έχουν στην κατοχή τους πόρους ( εύκολη καταστροφή/δημιουργία – ως 100 φορές ποιο γρήγορα)</text:p>
      <text:p text:style-name="P44"/>
      <text:p text:style-name="P44">Χρήσιμα σε pc με πολλές cpu</text:p>
      <text:p text:style-name="P44"/>
      <text:p text:style-name="P44">Δεν κερδίζουμε χρόνο αν όλα τα νήματα είναι υπολογ. δεσμευμένα αλλά εξοικονομούν χρόνο αν έχω υπολογ. Φόρτο και ταυτόχρονα εκτεταμένη χρήση των συσκευών Ε/Ε.</text:p>
      <text:p text:style-name="P44"/>
      <text:p text:style-name="P44">Νήματα σε USER LVL</text:p>
      <text:list text:style-name="L8">
        <text:list-item>
          <text:p text:style-name="P53">δεν θέλουν παγίδευση (πολύ γρήγορα)</text:p>
        </text:list-item>
        <text:list-item>
          <text:p text:style-name="P53">κάθε διεργασία μπορεί να διαθέτει το δικό της αλγόριθμο χρονοπρογραμματισμού</text:p>
        </text:list-item>
        <text:list-item>
          <text:p text:style-name="P53">Μπορεί να έχω πρόβλημα σε kernel lvl από μεγάλο αριθμό νημάτων.</text:p>
        </text:list-item>
      </text:list>
      <text:p text:style-name="P44"/>
      <text:p text:style-name="P44"/>
      <text:p text:style-name="P44">Καταστάσεις διεργασίας</text:p>
      <text:p text:style-name="P44"/>
      <text:list text:style-name="L9">
        <text:list-item>
          <text:p text:style-name="P56">Εκτελείται – Χρησιμοποιεί πραγματικά τη CPU εκείνη τη στιγμή</text:p>
        </text:list-item>
        <text:list-item>
          <text:p text:style-name="P56">Έτοιμη για εκτέλεση – Έχει διακοπεί προσωρινά προκειμένου να εκτελεστεί κάποια άλλη</text:p>
        </text:list-item>
        <text:list-item>
          <text:p text:style-name="P56">Μπλοκαρισμένη – Δεν μπορεί να συνεχιστεί η εκτέλεση της μέχρι να λάβει χώρα κάποιο συμβάν.</text:p>
        </text:list-item>
      </text:list>
      <text:p text:style-name="P44"/>
      <text:p text:style-name="P44">Μεταβάσεις</text:p>
      <text:list text:style-name="L10">
        <text:list-item>
          <text:p text:style-name="P59">Running -&gt; Blocked (Process blocked for input)</text:p>
        </text:list-item>
        <text:list-item>
          <text:p text:style-name="P59">Running -&gt; Ready <text:tab/>(Scheduler picks another process)</text:p>
        </text:list-item>
        <text:list-item>
          <text:p text:style-name="P59">Ready -&gt; Running (Scheduler picks this process)</text:p>
        </text:list-item>
        <text:list-item>
          <text:p text:style-name="P59">Blocked -&gt; Ready (Input becomes available)</text:p>
        </text:list-item>
      </text:list>
      <text:p text:style-name="P44"/>
      <text:p text:style-name="P44"/>
      <text:p text:style-name="P44"/>
      <text:p text:style-name="P43">Δείπνο φιλοσόφων</text:p>
      <text:p text:style-name="P44"/>
      <text:p text:style-name="P44">#define N 5</text:p>
      <text:p text:style-name="P44">#define LEFT (i+N-1)%N</text:p>
      <text:p text:style-name="P44">#define RIGHT (i+1)%N</text:p>
      <text:p text:style-name="P44">#define THINKING 0</text:p>
      <text:p text:style-name="P44">#define HUNGRY 1</text:p>
      <text:p text:style-name="P44">#define EATING 2</text:p>
      <text:p text:style-name="P44"/>
      <text:p text:style-name="P44">typedef int sem;</text:p>
      <text:p text:style-name="P44">sem mutex = 1;</text:p>
      <text:p text:style-name="P44">sem state[N];</text:p>
      <text:p text:style-name="P44"/>
      <text:p text:style-name="P44">void philosopher(int i)</text:p>
      <text:p text:style-name="P44">{</text:p>
      <text:p text:style-name="P44"><text:tab/>while (TRUE){</text:p>
      <text:p text:style-name="P44"><text:tab/><text:tab/>think();</text:p>
      <text:p text:style-name="P44"><text:tab/><text:tab/>take_forks();</text:p>
      <text:p text:style-name="P44"><text:tab/><text:tab/>eat();</text:p>
      <text:p text:style-name="P44"><text:tab/><text:tab/>put_forks();</text:p>
      <text:p text:style-name="P44"><text:tab/>}</text:p>
      <text:p text:style-name="P44">}</text:p>
      <text:p text:style-name="P44">void take_forks(int i)</text:p>
      <text:p text:style-name="P44">{</text:p>
      <text:p text:style-name="P44"><text:tab/>down(&amp;mutex);</text:p>
      <text:p text:style-name="P44"><text:tab/><text:span text:style-name="T3">state[i]= HUNGRY;</text:span></text:p>
      <text:p text:style-name="P63"><text:tab/>test(i);</text:p>
      <text:p text:style-name="P44"><text:tab/>up(&amp;mutex);</text:p>
      <text:p text:style-name="P44"><text:tab/>down(&amp;s[i]);</text:p>
      <text:p text:style-name="P44">}</text:p>
      <text:p text:style-name="P44">void put_forks(int i)</text:p>
      <text:p text:style-name="P44">{</text:p>
      <text:p text:style-name="P44"><text:tab/>down(&amp;mutex);</text:p>
      <text:p text:style-name="P44"><text:tab/><text:span text:style-name="T3">state[i]=THINKING;</text:span></text:p>
      <text:p text:style-name="P63"><text:tab/>test(LEFT);</text:p>
      <text:p text:style-name="P63"><text:tab/>test(RIGHT);</text:p>
      <text:p text:style-name="P44"><text:tab/>up(&amp;mutex);</text:p>
      <text:p text:style-name="P44">}</text:p>
      <text:p text:style-name="P44">void test(int i)</text:p>
      <text:p text:style-name="P44">{</text:p>
      <text:p text:style-name="P44"><text:tab/>if (state[i]==HUNGRY &amp;&amp; state[LEFT]!=EATING &amp;&amp; state[RIGHT]!=EATING)</text:p>
      <text:p text:style-name="P44"><text:tab/>{</text:p>
      <text:p text:style-name="P44"><text:tab/><text:tab/>state[i]=EATING;</text:p>
      <text:p text:style-name="P44"><text:tab/><text:tab/>up(&amp;s[i]);</text:p>
      <text:p text:style-name="P44"><text:tab/>}</text:p>
      <text:p text:style-name="P44">}</text:p>
      <text:p text:style-name="P44"/>
      <text:p text:style-name="P43">Peterson</text:p>
      <text:p text:style-name="P44"/>
      <text:p text:style-name="P44">#define N 2</text:p>
      <text:p text:style-name="P44">int turn, interested[N];</text:p>
      <text:p text:style-name="P44"/>
      <text:p text:style-name="P44">void enter_region(int process)</text:p>
      <text:p text:style-name="P44">{</text:p>
      <text:p text:style-name="P44"><text:tab/>int other = process -1;</text:p>
      <text:p text:style-name="P44"><text:tab/>interested[process]=1;</text:p>
      <text:p text:style-name="P44"><text:tab/>turn = process;</text:p>
      <text:p text:style-name="P44"><text:tab/>while (turn ==process &amp;&amp; interested[other]==1);</text:p>
      <text:p text:style-name="P44">}</text:p>
      <text:p text:style-name="P44">void leave_region(int process)</text:p>
      <text:p text:style-name="P44">{</text:p>
      <text:p text:style-name="P44"><text:tab/>interested[process]=0;</text:p>
      <text:p text:style-name="P44">}</text:p>
      <text:p text:style-name="P43"/>
      <text:p text:style-name="P43">Producer – Consumer</text:p>
      <text:p text:style-name="P43"/>
      <text:p text:style-name="P42">SLEEP/WAKE</text:p>
      <text:p text:style-name="P42"/>
      <text:p text:style-name="P22">#define N 100</text:p>
      <text:p text:style-name="P22">int count = 0;</text:p>
      <text:p text:style-name="P22"/>
      <text:p text:style-name="P22">void producer(void)</text:p>
      <text:p text:style-name="P22">{</text:p>
      <text:p text:style-name="P22"><text:tab/>int item;</text:p>
      <text:p text:style-name="P22"><text:tab/>while (TRUE)</text:p>
      <text:p text:style-name="P22"><text:tab/>{</text:p>
      <text:p text:style-name="P22"><text:tab/><text:tab/>item = produce_item();</text:p>
      <text:p text:style-name="P22"><text:tab/><text:tab/>if(count==N) sleep();</text:p>
      <text:p text:style-name="P22"><text:tab/><text:tab/>insert_item(item);</text:p>
      <text:p text:style-name="P22"><text:tab/><text:tab/>count++;</text:p>
      <text:p text:style-name="P22"><text:tab/><text:tab/>if(count==1) wakeup(consumer);</text:p>
      <text:p text:style-name="P22"><text:tab/>}</text:p>
      <text:p text:style-name="P22">}</text:p>
      <text:p text:style-name="P22"/>
      <text:p text:style-name="P22">void consumer(void)</text:p>
      <text:p text:style-name="P22">{</text:p>
      <text:p text:style-name="P22"><text:tab/>int item;</text:p>
      <text:p text:style-name="P22"><text:tab/>while(TRUE)</text:p>
      <text:p text:style-name="P22"><text:tab/>{</text:p>
      <text:p text:style-name="P22"><text:tab/><text:tab/>if(count==0) sleep();</text:p>
      <text:p text:style-name="P22"><text:tab/><text:tab/>item=remove_item();</text:p>
      <text:p text:style-name="P22"><text:tab/><text:tab/>count--;</text:p>
      <text:p text:style-name="P22"><text:tab/><text:tab/>if(count==N-1) wakeup(producer);</text:p>
      <text:p text:style-name="P22"><text:tab/><text:tab/>consume_item(item);</text:p>
      <text:p text:style-name="P22"><text:tab/>}</text:p>
      <text:p text:style-name="P22">}</text:p>
      <text:p text:style-name="P22">ΟΜΩΣ: Χάνεται το σήμα αφύπνισης όταν αυτό απευθύνεται σε διεργασία που δεν έχει ακόμα απενεργοποιηθεί.</text:p>
      <text:p text:style-name="P22"/>
      <text:p text:style-name="P42">SEMAPHORES</text:p>
      <text:p text:style-name="P42"/>
      <text:p text:style-name="P22">#define N 100</text:p>
      <text:p text:style-name="P22">typedef int sem;</text:p>
      <text:p text:style-name="P22">sem mutex = 1;</text:p>
      <text:p text:style-name="P22">sem empty = N;</text:p>
      <text:p text:style-name="P22">sem full = 0;</text:p>
      <text:p text:style-name="P22"/>
      <text:p text:style-name="P22">void producer()</text:p>
      <text:p text:style-name="P22">{</text:p>
      <text:p text:style-name="P22"><text:tab/>int item;</text:p>
      <text:p text:style-name="P22"><text:tab/>while(TRUE)</text:p>
      <text:p text:style-name="P22"><text:tab/>{</text:p>
      <text:p text:style-name="P22"><text:tab/><text:tab/>item = produce_item();</text:p>
      <text:p text:style-name="P22"><text:tab/><text:tab/>down(&amp;empty);</text:p>
      <text:p text:style-name="P22"><text:tab/><text:tab/>down(&amp;mutex);</text:p>
      <text:p text:style-name="P22"><text:tab/><text:tab/>insert_item(item);</text:p>
      <text:p text:style-name="P22"><text:tab/><text:tab/>up(&amp;mutex);</text:p>
      <text:p text:style-name="P22"><text:tab/><text:tab/>up(&amp;full);</text:p>
      <text:p text:style-name="P22"><text:tab/>}</text:p>
      <text:p text:style-name="P22">}</text:p>
      <text:p text:style-name="P22">void consumer()</text:p>
      <text:p text:style-name="P22">{</text:p>
      <text:p text:style-name="P22"><text:tab/>int item;</text:p>
      <text:p text:style-name="P22"><text:tab/>down(&amp;full);</text:p>
      <text:p text:style-name="P22"><text:tab/>down(&amp;mutex);</text:p>
      <text:p text:style-name="P22"><text:tab/>item=remove_item();</text:p>
      <text:p text:style-name="P22"><text:tab/>up(&amp;mutex);</text:p>
      <text:p text:style-name="P22"><text:tab/>up(&amp;empty);</text:p>
      <text:p text:style-name="P22"><text:tab/>consume_item(item);</text:p>
      <text:p text:style-name="P22">}</text:p>
      <text:p text:style-name="P22"/>
      <text:p text:style-name="P42">MESSAGES</text:p>
      <text:p text:style-name="P22"/>
      <text:p text:style-name="P22">#define N 100</text:p>
      <text:p text:style-name="P22">void producer()</text:p>
      <text:p text:style-name="P22">{</text:p>
      <text:p text:style-name="P22"><text:soft-page-break/><text:tab/>int item;</text:p>
      <text:p text:style-name="P22"><text:tab/>message m;</text:p>
      <text:p text:style-name="P22"><text:tab/>while(TRUE)</text:p>
      <text:p text:style-name="P22"><text:tab/>{</text:p>
      <text:p text:style-name="P22"><text:tab/><text:tab/>item= produce_item();</text:p>
      <text:p text:style-name="P22"><text:tab/><text:tab/>receive(consumer, &amp;m); //wait for an empty to arrive</text:p>
      <text:p text:style-name="P22"><text:tab/><text:tab/>create_message(&amp;m, item);</text:p>
      <text:p text:style-name="P22"><text:tab/><text:tab/>send(consumer,&amp;m);</text:p>
      <text:p text:style-name="P22"><text:tab/>}</text:p>
      <text:p text:style-name="P22">}</text:p>
      <text:p text:style-name="P22">void consumer()</text:p>
      <text:p text:style-name="P22">{</text:p>
      <text:p text:style-name="P22"><text:tab/>int item, i;</text:p>
      <text:p text:style-name="P22"><text:tab/>message m;</text:p>
      <text:p text:style-name="P22"><text:tab/>for(i=0;i&lt;N;i++)</text:p>
      <text:p text:style-name="P22"><text:tab/><text:tab/>send(producer,&amp;m);</text:p>
      <text:p text:style-name="P22"><text:tab/>while(TRUE)</text:p>
      <text:p text:style-name="P22"><text:tab/>{</text:p>
      <text:p text:style-name="P22"><text:tab/><text:tab/>receive(producer, &amp;m);</text:p>
      <text:p text:style-name="P22"><text:tab/><text:tab/>item= extract_item(&amp;m);</text:p>
      <text:p text:style-name="P22"><text:tab/><text:tab/>send(producer, &amp;m); //send back empty reply</text:p>
      <text:p text:style-name="P22"><text:tab/><text:tab/>consume(item);</text:p>
      <text:p text:style-name="P22"><text:tab/>}</text:p>
      <text:p text:style-name="P22">}</text:p>
      <text:p text:style-name="P22"/>
      <text:p text:style-name="P43">Παράδοξο Belady</text:p>
      <text:p text:style-name="P22"/>
      <text:p text:style-name="P22">Διαισθητικά μπορεί να σχηματιστεί η εντύπωση ότι <text:span text:style-name="T3">όσο περισσότερα πλαίσια σελίδας βρίσκονται στη μνήμη τόσο λιγότερα σφάλματα σελίδας θα προκύψουν</text:span> κατά την εκτέλεση ενός προγράμματος. Ο Belady ανακάλυψε ένα αντιπαράδειγμα στο οποίο <text:span text:style-name="T3">ο αλγόριθμος FIFO</text:span> προκαλεί περισσότερα σφάλματα σελίδας όταν υπάρχουν 4 πλαίσια σελίδας παρά όταν υπάρχουν 3</text:p>
      <text:p text:style-name="P22"/>
      <text:p text:style-name="P22">0 1 2 3 0 1 4 0 1 2 3 4.</text:p>
      <text:p text:style-name="P22"/>
      <text:p text:style-name="P43">Μετά από ένα context switch τα περιεχόμενα της TLB ακυρώνονται. Γιατί; Μετά από ένα context switch τα περιεχόμενα της cache συνήθως δεν ακυρώνονται. Γιατί; Μερικές φορές μετά από ένα context switch και τα περιεχόμενα της cache ακυρώνονται. Γιατί;</text:p>
      <text:p text:style-name="P43"/>
      <text:p text:style-name="P22">Στην TLB υπάρχουν αντιστοιχίες μεταξύ virtual address και physical address. Επειδή όμως ίδια v. Address αντιστοιχούν σε διαφορετικά ph add. Επιβάλλεται το flashing του TLB αλλιώς μία μπορεί να μπει στον πραγματικό χώρο της άλλης. Η cache βλέπει physical addresses άρα δεν υπάρχει λόγος για flush εκτός στην περίπτωση συστημάτων με πολλούς επεξεργαστές και κοινή μνήμη για cache coherence.</text:p>
      <text:p text:style-name="P22"/>
      <text:p text:style-name="P43">Τι είναι εσωτερική κατάτμηση και τι εξωτερική. Ποια παρατηρείται στο paging και ποια στο segmentation.</text:p>
      <text:p text:style-name="P43"/>
      <text:p text:style-name="P22">Όταν χρησιμοποιούμε <text:span text:style-name="T3">κατάτμηση</text:span> και αφού το σύστημα δουλέψει για λίγο η μνήμη θα χωριστεί σε κομμάτια μερικά από τα οποία θα περιέχουν τμήματα (segments) και μερικά οπές. Το φαινόμενο αυτό ονομάζεται σκακιεροποίηση ή εξωτερική κατάτμηση.</text:p>
      <text:p text:style-name="P22">Φορτώνοντας δεδομένα στη μνήμη η τελευταία σελίδα θα περιέχει συνήθως λιγότερα δεδομένα από ότι το συνολικό μέγεθος της σελίδας και η υπόλοιπη θα είναι άδεια. Το φαινόμενο αυτό ονομάζεται εσωτερική κατάτμηση.</text:p>
      <text:p text:style-name="P22"/>
      <text:p text:style-name="P43">Τι είναι οι στοιχειοσειρές αναφορών και τι οι στοιχειοσειρές αποστάσεων; Πού χρησιμοποιούνται;</text:p>
      <text:p text:style-name="P43"/>
      <text:p text:style-name="P22">Η <text:span text:style-name="T3">πρόσβαση μιας διεργασίας στη μνήμη</text:span> <text:span text:style-name="T3">μπορεί να χαρακτηριστεί με μια διατεταγμένη λίστα από αριθμούς σελίδων</text:span>. Η λίστα αυτή ονομάζεται αλφαριθμητικό αναφορών και χρησιμοποιείται στην <text:span text:style-name="T3">μοντελοποίηση των αλγορίθμων αντικατάστασης σελίδας</text:span>.</text:p>
      <text:p text:style-name="P22"/>
      <text:p text:style-name="P22">Το αλφαριθμητικό απόστασης είναι μια ποιο γενικευμένη μορφή του αλφαριθμητικού αποστάσεων, όπου <text:span text:style-name="T3">κάθε αναφορά σε μια σελίδα δηλώνεται από την απόσταση από την κορυφή της στοίβας στην οποία βρέθηκε η σελίδα στην οποία έγινε αναφορά</text:span>. Χρησιμοποιείται στους αλγόριθμους στοίβας.</text:p>
      <text:p text:style-name="P22"/>
      <text:p text:style-name="P43">Τι είναι RAM DISK; Κάποιος θα μπορούσε να υποστηρίξει ότι αντί να χρησιμοποιούμε την κύρια μνήμη σαν RAM disk θα μπορούσαμε να τη χρησιμοποιούμε σαν file cache και να έχουμε την ίδια απόδοση αφού και στις 2 περιπτώσεις τα αρχεία θα βρίσκονται στην κύρια μνήμη.</text:p>
      <text:p text:style-name="P42"/>
      <text:p text:style-name="P22">Είναι ένα κομμάτι της μνήμης το οποίο γίνεται mount από το ΛΣ ως δίσκος ή φάκελος και είναι ορατός από το filesystem του ΛΣ. Παράδειγμα η boot disk του DOS.</text:p>
      <text:p text:style-name="P22"/>
      <text:p text:style-name="P22">Ο λόγος είναι ότι με τη χρήση ως RAM disk επιτρέπουμε στο χρήστη την προσπέλαση μέσω του filesystem <text:span text:style-name="T3">και του δίνουμε τα privileges που έχει και σε ένα κοινό δίσκο</text:span>, σε αντίθεση με την file cache <text:span text:style-name="T3">που δεν δίνει τέτοια δυνατότητα καθώς αποτελεί κρυφή μνήμη</text:span>.</text:p>
      <text:p text:style-name="P22"/>
      <text:p text:style-name="P43">Τι είναι DMA; Πώς αλληλεπιδρά με τη σελιδοποίηση; Γιατί συνηθισμένοι χρήστες δεν μπορούν να ξεκινήσουν πράξεις DMA χωρίς την βοήθεια του ΛΣ;</text:p>
      <text:p text:style-name="P22"/>
      <text:p text:style-name="P22">DMA= Direct memory access. Είναι ένας ελεγκτής που έχει πρόσβαση στο δίαυλο του συστήματος ανεξάρτητα από την CPU και περιέχει διάφορους καταχωρητές στους οποίους η CPU μπορεί να διαβάζει και να γράψει δεδομένα. Η χρήση της συνεπάγεται μείωση φόρτου εργασίας για την CPU αναφορικά με τις I/O λειτουργίες.</text:p>
      <text:p text:style-name="P22"/>
      <text:p text:style-name="P22">Να δίδονται φυσικές διευθύνσεις στο DMA ή εικονικές; Αν δοθούν εικονικές πρέπει να χρησιμοποιηθεί η MMU για να γίνει η μετάφραση και για να γίνει αυτό πρέπει η μνήμη να έχει τη δική της MMU, πράγμα πολύ σπάνιο.</text:p>
      <text:list text:style-name="L11">
        <text:list-item>
          <text:p text:style-name="P27">Συνήθως οι ελεγκτές DMA χρησιμοποιούν φυσικές διευθύνσεις τις οποίες δεν μπορεί να δει ο χρήστης.</text:p>
        </text:list-item>
      </text:list>
      <text:list text:style-name="L12">
        <text:list-item>
          <text:p text:style-name="P28">Οι πράξεις DMA δέχονται εντολές από τη CPU στην οποία ο χρήστης έχει πρόσβαση μόνο μέσω του ΛΣ.</text:p>
        </text:list-item>
      </text:list>
      <text:p text:style-name="P22"/>
      <text:p text:style-name="P43">Περιγράψτε το i-node του unix Γιατί το χρησιμοποιεί το unix και δεν ακολουθεί την τακτική του ms-dos η του cp/m;</text:p>
      <text:p text:style-name="P22"/>
      <text:p text:style-name="P22">Το i-node είναι μια δομή που αντιστοιχεί σε κάθε αρχείο για να παρακολουθούμε τα blocks του αρχείου. Τα i-nodes έχουν δύο πεδία, <text:span text:style-name="T3">όνομα αρχείου και αριθμό κόμβου. </text:span>Έχουν ιδιότητες όπως μέγεθος αρχείου, χρόνοι δημιουργίας/προσπέλασης/τροποποίησης, ιδιοκτήτης, ομάδες άδειες και <text:span text:style-name="T3">μετρητής καταχωρήσεων καταλόγου που δείχνουν στον κόμβο</text:span> για να να γνωρίζει το σύστημα αν είναι αναγκαία η διατήρηση του i-node στον δίσκο. Το Unix χρησιμοποιεί i-nodes σε αντίθεση με το ms-dos και το cp/m λόγω του ότι παρέχουν ένα μεγάλο πλεονέκτημα: <text:span text:style-name="T3">Οι κόμβοι παραμένουν στην μνήμη μόνο όσο είναι ανοιχτά τα αρχεία σε αντίθεση με τα συνδεδεμένα αρχεία που χρησιμοποιούν πίνακες</text:span>. Στην τελευταία περίπτωση <text:span text:style-name="T3">ο πίνακας είναι ανάλογος με το μέγεθος του δίσκου</text:span> και αυξάνεται δραματικά όταν ο δίσκος γεμίζει.</text:p>
      <text:p text:style-name="P22"/>
      <text:p text:style-name="P43">Εξηγήστε τι πρόβλημα υπάρχει σε σε ένα πολυεπεξεργαστικό σύστημα αν έχουμε context switch ενώ μια διεργασία βρίσκεται στην κρίσιμη περιοχή. Περιγράψτε δύο τουλάχιστον λύσεις που αποφεύγουν ή διορθώνουν το πρόβλημα αυτό.</text:p>
      <text:p text:style-name="P22"/>
      <text:p text:style-name="P22">Όταν συμβαίνει αυτό η διεργασία έχει κελιδώσει το δίαυλο μνήμης. Λες οι υπόλοιπες διεργασίες επομένως θα πρέπει να εκτελούν ενεργό αναμονή (αφού ο αμοιβαίος αποκλεισμός σε πολυεπεξεργαστικά συστήματα επιτυγχάνεται με την εντολή TSL) μέχρι να ξαναδρομολογηθεί η αρχική διεργασία από τον χρονοπρογραμματιστή και να βγει από την κρίσιμη περιοχή της.</text:p>
      <text:p text:style-name="P22"/>
      <text:list text:style-name="L13">
        <text:list-item>
          <text:p text:style-name="P29">Τροποποίηση του χρονοπρογραμματιστή έτσει ώστε να μν διακόπτει μια διεργασία όταν βρίσκεται στην κρίσιμη περιοχή της.</text:p>
        </text:list-item>
        <text:list-item>
          <text:p text:style-name="P29">Το ΛΣ μπορεί να κρατάει ανά τακτά χρονικά διαστήματα check points για κάθε διεργασία κι έτσι αν συμβεί context switch ενώ βρίσκεται σε κρίσιμη περιοχή να την επαναφέρει στο check point που βρισκόταν πριν την είσοδο, ελευθερώνοντας παράλληλα το δίαυλο μνήμης.</text:p>
        </text:list-item>
      </text:list>
      <text:p text:style-name="P22"/>
      <text:p text:style-name="P43">Τι είναι το context switch;</text:p>
      <text:p text:style-name="P43"/>
      <text:p text:style-name="P22">In your average memory protected environment a context is a virtual address space, the executable contained in it, its data etc.</text:p>
      <text:p text:style-name="P22"/>
      <text:p text:style-name="P22">A context switch occurs for a variety of reason (cause a kernel function has been called, the application has been preempted, or because it had yielded its time slice.)</text:p>
      <text:p text:style-name="P22">A context switch involves storing the old state and retrieving the new state. Because a context switch can involve changing a large amount data it can be the one most costly operation in an OS.</text:p>
      <text:p text:style-name="P22">Data saved in switchframe (registers, program counter,data)</text:p>
      <text:p text:style-name="P22"/>
      <text:p text:style-name="P42">Διεργασίες</text:p>
      <text:list text:style-name="L14">
        <text:list-item>
          <text:p text:style-name="P31">Χώρος διευθύνσεων</text:p>
        </text:list-item>
        <text:list-item>
          <text:p text:style-name="P31">Καθολικές μεταβλητές</text:p>
        </text:list-item>
        <text:list-item>
          <text:p text:style-name="P31">Ανοιχτά αρχεία</text:p>
        </text:list-item>
        <text:list-item>
          <text:p text:style-name="P31">Θυγατρικές διεργασίες</text:p>
        </text:list-item>
        <text:list-item>
          <text:p text:style-name="P31">Εκκρεμή σήματα συναγερμού</text:p>
        </text:list-item>
        <text:list-item>
          <text:p text:style-name="P31">Σήματα και χειριστές σημάτων</text:p>
        </text:list-item>
        <text:list-item>
          <text:p text:style-name="P31">Διαχειριστικές πληροφορίες</text:p>
        </text:list-item>
      </text:list>
      <text:p text:style-name="P22"/>
      <text:p text:style-name="P42">Νήματα</text:p>
      <text:list text:style-name="L15">
        <text:list-item>
          <text:p text:style-name="P38">Μετρητής προγράμματος</text:p>
        </text:list-item>
        <text:list-item>
          <text:p text:style-name="P38">Καταχωρητές</text:p>
        </text:list-item>
        <text:list-item>
          <text:p text:style-name="P38">Στοίβα</text:p>
        </text:list-item>
        <text:list-item>
          <text:p text:style-name="P38">Κατάσταση</text:p>
        </text:list-item>
      </text:list>
      <text:p text:style-name="P22"/>
      <text:p text:style-name="P22">Τι είναι ο ανεστραμμένος πίνακας σελίδων; Ποιο είναι το βασικό μειονέκτημα του; Αναφέρατε πως γίνεται η προσπέλαση του.</text:p>
      <text:p text:style-name="P22"/>
      <text:p text:style-name="P22">Οι ανεστραμμένοι πίνακες είνααι ένας εναλλακτικός τρόπος απεικόνισης-αποθ. Του πίνακα. Σελίδων. Ανάγκη εξοικονόμησης χώρου</text:p>
      <text:p text:style-name="P22"/>
      <text:p text:style-name="P22">Είναι ένας πίνακας σελίδων όπου υπάρχει μια καταχώρηση ανά πλαίσιο σελίδας στην πραγματική μνήμη αντί να υπάρχει μια καταχώρηση ανά σελίδα του εικονικού χώρου διευθύνσεων.</text:p>
      <text:p text:style-name="P22"/>
      <text:p text:style-name="P22">(-) δύσκολη μετάφραση των εικονικών διευθύνσε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701in" fo:page-height="11.6902in" style:num-format="1" style:print-orientation="portrait" fo:margin-top="0.2547in" fo:margin-bottom="0.3752in" fo:margin-left="0.2547in" fo:margin-right="0.2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08T00:31:52</meta:creation-date>
    <dc:date>2008-02-09T16:41:10</dc:date>
    <meta:print-date>2008-02-09T08:10:02</meta:print-date>
    <meta:editing-cycles>91</meta:editing-cycles>
    <meta:editing-duration>PT23H21M46S</meta:editing-duration>
    <meta:user-defined meta:name="Info 1"/>
    <meta:user-defined meta:name="Info 2"/>
    <meta:user-defined meta:name="Info 3"/>
    <meta:user-defined meta:name="Info 4"/>
    <meta:document-statistic meta:table-count="0" meta:image-count="0" meta:object-count="0" meta:page-count="3" meta:paragraph-count="339" meta:word-count="3421" meta:character-count="21941"/>
  </office:meta>
</office:document-meta>
</file>